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c60" officeooo:paragraph-rsid="00026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Segundo teste no Gith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14:29:10.854806075</meta:creation-date>
    <dc:date>2022-05-28T14:34:38.922616121</dc:date>
    <meta:editing-duration>PT5M29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4.7.2$Linux_X86_64 LibreOffice_project/40$Build-2</meta:generator>
  </office:meta>
</office:document-meta>
</file>